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 <text:span text:style-name="T1">мая 2010г.</text:span></text:p>
      <text:p text:style-name="P1"/>
      <text:p text:style-name="P1">NGC3593 – <text:span text:style-name="T1">13мм (77х) Тусклая, маленькая. Слегка вытянутой формы. Выраженный центр.</text:span></text:p>
      <text:p text:style-name="P1"><text:span text:style-name="T1"/></text:p>
      <text:p text:style-name="P1">NGC3524 – 8<text:span text:style-name="T1">мм (125х) Очень маленькая. Тусклое, бесформенное пятно. Звездообразное ядро. Образует линию со звёздами 13</text:span>m <text:span text:style-name="T1">и 12</text:span>m.</text:p>
      <text:p text:style-name="P1"/>
      <text:p text:style-name="P1">NGC366<text:span text:style-name="T1">6</text:span> – <text:span text:style-name="T1">8мм (125х) Очень тусклое пятно. Слегка вытянутое. Однородной яркости.</text:span></text:p>
      <text:p text:style-name="P1"><text:span text:style-name="T1"/></text:p>
      <text:p text:style-name="P1">NGC<text:span text:style-name="T1">3872 — 8мм. Маленькая. Округлой формы. Звездообразное ядро. Сильное сгущение к центру. Образует почти правильный треугольник со звёздами 8</text:span>m.</text:p>
      <text:p text:style-name="P1"/>
      <text:p text:style-name="P1">NGC3801 – <text:span text:style-name="T1">13мм. Очень тусклое маленькое овальное пятно.</text:span></text:p>
      <text:p text:style-name="P1"><text:span text:style-name="T1"/></text:p>
      <text:p text:style-name="P1">NGC3816 – <text:span text:style-name="T1">8мм. Очень маленькая и тусклая. Образует треугольник со звёздами 12</text:span>m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4T21:32:38.51</meta:creation-date>
    <meta:document-statistic meta:table-count="0" meta:image-count="0" meta:object-count="0" meta:page-count="1" meta:paragraph-count="7" meta:word-count="82" meta:character-count="575"/>
    <dc:date>2010-05-24T21:45:25.88</dc:date>
    <meta:editing-duration>PT00H12M49S</meta:editing-duration>
    <meta:editing-cycles>1</meta:editing-cycles>
    <meta:generator>OpenOffice.org/3.1$Win32 OpenOffice.org_project/310m19$Build-9420</meta:generator>
  </office:meta>
</office:document-meta>
</file>